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pple-system-font" svg:font-family="apple-system-fon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a347" officeooo:paragraph-rsid="001ba347"/>
    </style:style>
    <style:style style:name="P2" style:family="paragraph" style:parent-style-name="Standard">
      <style:text-properties officeooo:rsid="00244e6f" officeooo:paragraph-rsid="00244e6f"/>
    </style:style>
    <style:style style:name="P3" style:family="paragraph" style:parent-style-name="Standard">
      <style:text-properties officeooo:rsid="0027a953" officeooo:paragraph-rsid="0027a953"/>
    </style:style>
    <style:style style:name="P4" style:family="paragraph" style:parent-style-name="Standard">
      <style:text-properties officeooo:rsid="0028c906" officeooo:paragraph-rsid="0028c906"/>
    </style:style>
    <style:style style:name="P5" style:family="paragraph" style:parent-style-name="Standard" style:list-style-name="L4">
      <style:text-properties officeooo:rsid="0028c906" officeooo:paragraph-rsid="0028c906"/>
    </style:style>
    <style:style style:name="P6" style:family="paragraph" style:parent-style-name="Standard">
      <style:text-properties officeooo:rsid="002a5d0e" officeooo:paragraph-rsid="002a5d0e"/>
    </style:style>
    <style:style style:name="P7" style:family="paragraph" style:parent-style-name="Standard">
      <style:text-properties officeooo:rsid="002b99b8" officeooo:paragraph-rsid="002b99b8"/>
    </style:style>
    <style:style style:name="P8" style:family="paragraph" style:parent-style-name="Text_20_body">
      <style:text-properties fo:font-variant="normal" fo:text-transform="none" style:font-name="apple-system-font" fo:font-size="6.75pt" fo:letter-spacing="normal" fo:font-style="normal" fo:font-weight="normal" officeooo:rsid="00252558" officeooo:paragraph-rsid="00252558"/>
    </style:style>
    <style:style style:name="T1" style:family="text">
      <style:text-properties officeooo:rsid="002b99b8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başla</text:p>
      <text:p text:style-name="P6">2. <text:s/><text:span text:style-name="T1">YAZ “akımı giriniz”</text:span></text:p>
      <text:p text:style-name="P7">3. OKU i</text:p>
      <text:p text:style-name="P7">4. YAZ “direnci giriniz”</text:p>
      <text:p text:style-name="P7">5. OKU r</text:p>
      <text:p text:style-name="P7">6. v=i*r</text:p>
      <text:p text:style-name="P7">7. YAZ v</text:p>
      <text:p text:style-name="P7">8. bitir</text:p>
      <text:p text:style-name="P2"/>
      <text:p text:style-name="P4"/>
      <text:p text:style-name="P2"/>
      <text:p text:style-name="P2"/>
      <text:p text:style-name="P8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pple-system-font" svg:font-family="apple-system-fon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4T13:59:33.240460793</meta:creation-date>
    <dc:date>2020-03-27T14:09:40.445257523</dc:date>
    <meta:editing-duration>PT21H20M16S</meta:editing-duration>
    <meta:editing-cycles>7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8" meta:word-count="23" meta:character-count="95" meta:non-whitespace-character-count="79"/>
  </office:meta>
</office:document-meta>
</file>